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language="fr" fo:country="FR" fo:font-weight="normal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5pt" fo:language="fr" fo:country="FR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language="fr" fo:country="FR" style:text-underline-style="none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top="0cm" fo:margin-bottom="0.199cm" fo:text-align="start" style:justify-single-word="false"/>
      <style:text-properties fo:font-size="15pt" fo:language="fr" fo:country="FR" style:text-underline-style="none" fo:font-weight="normal" style:font-size-asian="15pt" style:font-weight-asian="normal" style:font-size-complex="15pt" style:font-weight-complex="normal"/>
    </style:style>
    <style:style style:name="P6" style:family="paragraph" style:parent-style-name="Standard" style:list-style-name="L1">
      <style:paragraph-properties fo:margin-top="0cm" fo:margin-bottom="0.199cm" fo:text-align="start" style:justify-single-word="false"/>
      <style:text-properties fo:font-size="15pt" fo:language="fr" fo:country="FR" style:text-underline-style="none" fo:font-weight="normal" style:font-size-asian="15pt" style:font-weight-asian="normal" style:font-size-complex="15pt" style:font-weight-complex="normal"/>
    </style:style>
    <style:style style:name="P7" style:family="paragraph" style:parent-style-name="Standard" style:list-style-name="L3">
      <style:paragraph-properties fo:margin-top="0cm" fo:margin-bottom="0.199cm" fo:text-align="start" style:justify-single-word="false"/>
      <style:text-properties fo:font-size="15pt" fo:language="fr" fo:country="FR" style:text-underline-style="none" fo:font-weight="normal" style:font-size-asian="15pt" style:font-weight-asian="normal" style:font-size-complex="15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aître d’œuvre (MOE)</text:p>
      <text:p text:style-name="P4"/>
      <text:p text:style-name="P1"><text:tab/><text:span text:style-name="T1">Phase de conception : </text:span></text:p>
      <text:p text:style-name="P3"/>
      <text:list xml:id="list3578747956327234666" text:style-name="L1">
        <text:list-item>
          <text:list>
            <text:list-item>
              <text:p text:style-name="P6">J'ai travailler avec le reste de l'équipe afin de définir les spécification du cahiers des charges.</text:p>
            </text:list-item>
            <text:list-item>
              <text:p text:style-name="P6">J'ai collaborer avec le Chef de projet afin de définir l'architecture général du logiciel ainsi que les caractéristiques des différentes versions.</text:p>
            </text:list-item>
            <text:list-item>
              <text:p text:style-name="P6">J'ai discuté avec le MOA afin de synchroniser nos deux points de vue (graphique et moteur).</text:p>
            </text:list-item>
          </text:list>
        </text:list-item>
      </text:list>
      <text:p text:style-name="P5"/>
      <text:p text:style-name="P5"><text:span text:style-name="T2"><text:tab/></text:span><text:span text:style-name="T1">Au cours des releases : </text:span></text:p>
      <text:list xml:id="list3002579051222668626" text:style-name="L3">
        <text:list-item>
          <text:list>
            <text:list-item>
              <text:p text:style-name="P7">J'ai travailler en collaboration avec le chef de projet sur les améliorations moteurs</text:p>
            </text:list-item>
            <text:list-item>
              <text:p text:style-name="P7">J'ai veiller a l'intégrité de la structure du code et collaborer avec le MOA pour l’intégration du lien entre la partie graphique et moteur.</text:p>
            </text:list-item>
            <text:list-item>
              <text:p text:style-name="P7">J'ai collaborer avec le QA pour trouver les problèmes logiciel lors de phase de test, et définir le meilleur moyen de les résoudre.</text:p>
            </text:list-item>
            <text:list-item>
              <text:p text:style-name="P7">J'ai participé aux réunion avec les autres membre de l'équipe pour faire le point sur l'avancement global du projet, tout en proposant des idée d'amélioration de conceptions ou de fonctionnalité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9M39S</meta:editing-duration>
    <meta:editing-cycles>4</meta:editing-cycles>
    <meta:generator>OpenOffice/4.1.2$Win32 OpenOffice.org_project/412m3$Build-9782</meta:generator>
    <dc:date>2018-03-18T18:23:47.52</dc:date>
    <dc:creator>qgr qrg</dc:creator>
    <meta:document-statistic meta:table-count="0" meta:image-count="0" meta:object-count="0" meta:page-count="1" meta:paragraph-count="10" meta:word-count="162" meta:character-count="963"/>
    <meta:user-defined meta:name="Info 1"/>
    <meta:user-defined meta:name="Info 2"/>
    <meta:user-defined meta:name="Info 3"/>
    <meta:user-defined meta:name="Info 4"/>
  </office:meta>
</office:document-meta>
</file>